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B0640A274003CBE66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4.809cm" fo:min-width="23.877cm"/>
    </style:style>
    <style:style style:name="pr1" style:family="presentation" style:parent-style-name="Bej_5f_03-subtitle" style:list-style-name="L2">
      <style:graphic-properties draw:fill-color="#ffffff" draw:textarea-vertical-align="top" fo:min-height="11.484cm"/>
    </style:style>
    <style:style style:name="pr2" style:family="presentation" style:parent-style-name="Bej_5f_03-notes">
      <style:graphic-properties draw:fill-color="#ffffff" draw:auto-grow-height="true" fo:min-height="12.572cm"/>
    </style:style>
    <style:style style:name="pr3" style:family="presentation" style:parent-style-name="Bej_5f_03-subtitle" style:list-style-name="L2">
      <style:graphic-properties draw:fill-color="#ffffff" draw:textarea-vertical-align="top" fo:min-height="0.762cm"/>
    </style:style>
    <style:style style:name="pr4" style:family="presentation" style:parent-style-name="Bej_5f_03-subtitle">
      <style:graphic-properties draw:fill-color="#ffffff" draw:textarea-vertical-align="top" fo:min-height="14.478cm"/>
    </style:style>
    <style:style style:name="pr5" style:family="presentation" style:parent-style-name="Bej_5f_03-notes">
      <style:graphic-properties draw:fill-color="#ffffff" fo:min-height="12.572cm"/>
    </style:style>
    <style:style style:name="P1" style:family="paragraph">
      <style:paragraph-properties fo:margin-left="1.422cm" fo:margin-right="0cm" fo:text-align="start" fo:text-indent="0cm"/>
    </style:style>
    <style:style style:name="P2" style:family="paragraph">
      <loext:graphic-properties draw:fill-color="#ffcc99"/>
      <style:paragraph-properties fo:margin-left="1.422cm" fo:margin-right="0cm" fo:text-align="start" fo:text-indent="0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draw:custom-shape draw:style-name="gr1" draw:text-style-name="P2" draw:layer="layout" svg:width="25.138cm" svg:height="2.541cm" svg:x="0.001cm" svg:y="1.016cm">
          <text:p text:style-name="P1"><text:span text:style-name="T1">Заголовок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3.368cm" svg:height="11.484cm" svg:x="2.54cm" svg:y="7.112cm" presentation:class="subtitle" presentation:user-transformed="true">
          <draw:text-box>
            <text:list text:style-name="L2">
              <text:list-item>
                <text:p text:style-name="P4"><text:span text:style-name="T2">Текст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3.368cm" svg:height="0.852cm" svg:x="2.54cm" svg:y="4.064cm">
          <draw:text-box>
            <text:list text:style-name="L2">
              <text:list-header>
                <text:p text:style-name="P4"><text:span text:style-name="T2"><text:s text:c="22"/></text:span><text:span text:style-name="T3">Иломорфизм = ἡ </text:span><text:span text:style-name="T3">ὕλη + ἡ μορφή</text:span></text:p>
              </text:list-header>
            </text:list>
          </draw:text-box>
        </draw:frame>
        <draw:frame draw:style-name="gr5" draw:text-style-name="P8" draw:layer="layout" svg:width="16.561cm" svg:height="12.421cm" svg:x="6.004cm" svg:y="6.096cm">
          <draw:image xlink:href="Pictures/1000000000000240000001B0640A274003CBE66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draw:custom-shape draw:style-name="gr6" draw:text-style-name="P3" draw:layer="layout" svg:width="24.376cm" svg:height="17.058cm" svg:x="2.54cm" svg:y="3.0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text-style-name="P9" draw:layer="layout" svg:width="21.082cm" svg:height="14.478cm" svg:x="4.064cm" svg:y="4.572cm" presentation:class="subtitle" presentation:user-transformed="true">
          <draw:text-box>
            <text:p text:style-name="P4"><text:span text:style-name="T4">Текст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7.534cm" fo:min-width="25.4cm" fo:padding-top="0.125cm" fo:padding-bottom="0.125cm" fo:padding-left="0.25cm" fo:padding-right="0.25cm" draw:shadow="hidden" draw:shadow-offset-x="0.2cm" draw:shadow-offset-y="0.2cm" draw:shadow-color="#808080">
        <text:list-style style:name="head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27cm" fo:margin-right="0cm" fo:margin-top="0.42cm" fo:margin-bottom="0.2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1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3:57:56.950373579</meta:creation-date>
    <dc:date>2017-03-22T21:01:05.701577629</dc:date>
    <meta:editing-duration>PT57M57S</meta:editing-duration>
    <meta:editing-cycles>7</meta:editing-cycles>
    <meta:generator>LibreOffice/5.2.5.1$Linux_X86_64 LibreOffice_project/20m0$Build-1</meta:generator>
    <meta:document-statistic meta:object-count="35"/>
  </office:meta>
</office:document-meta>
</file>